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5999999999999pt" style:use-optimal-row-height="true"/>
    </style:style>
    <style:style style:name="ACOL-0" style:family="table-column">
      <style:table-column-properties style:column-width="47.98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4pt" style:use-optimal-column-width="true"/>
    </style:style>
    <style:style style:name="ACOL-2" style:family="table-column">
      <style:table-column-properties style:column-width="66.7584pt" style:use-optimal-column-width="true"/>
    </style:style>
    <style:style style:name="ACOL-3" style:family="table-column">
      <style:table-column-properties style:column-width="75.00240000000001pt" style:use-optimal-column-width="true"/>
    </style:style>
    <style:style style:name="ACOL-4" style:family="table-column">
      <style:table-column-properties style:column-width="90.7344pt" style:use-optimal-column-width="true"/>
    </style:style>
    <style:style style:name="ACOL-5" style:family="table-column">
      <style:table-column-properties style:column-width="102.816pt" style:use-optimal-column-width="true"/>
    </style:style>
    <style:style style:name="ACOL-6" style:family="table-column">
      <style:table-column-properties style:column-width="59.2416pt" style:use-optimal-column-width="true"/>
    </style:style>
    <style:style style:name="ACOL-7" style:family="table-column">
      <style:table-column-properties style:column-width="117.0144pt" style:use-optimal-column-width="true"/>
    </style:style>
    <style:style style:name="ACOL-8" style:family="table-column">
      <style:table-column-properties style:column-width="93.744pt" style:use-optimal-column-width="true"/>
    </style:style>
    <style:style style:name="ACOL-9" style:family="table-column">
      <style:table-column-properties style:column-width="83.2536pt" style:use-optimal-column-width="true"/>
    </style:style>
    <style:style style:name="ACOL-10" style:family="table-column">
      <style:table-column-properties style:column-width="65.2536pt" style:use-optimal-column-width="true"/>
    </style:style>
    <style:style style:name="ACOL-11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2"/>
        <table:table-column table:default-cell-style-name="ACE-0" table:style-name="ACOL-7"/>
        <table:table-column table:default-cell-style-name="ACE-0" table:style-name="ACOL-0" table:number-columns-repeated="2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0" table:number-columns-repeated="232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U21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3" office:value-type="float" office:value="33400">
            <text:p>33400</text:p>
          </table:table-cell>
          <table:table-cell table:style-name="ACE-3" office:value-type="float" office:value="300">
            <text:p>30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620000000000005">
            <text:p>−64.62</text:p>
          </table:table-cell>
          <table:table-cell table:style-name="ACE-0" office:value-type="float" office:value="18.93">
            <text:p>18.93</text:p>
          </table:table-cell>
          <table:table-cell table:style-name="ACE-0" office:value-type="float" office:value="18.93">
            <text:p>18.93</text:p>
          </table:table-cell>
          <table:table-cell table:style-name="ACE-0" office:value-type="string">
            <text:p>ChappellEtal1996,Chappell2002,deGelderEtal202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U24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33000">
            <text:p>330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620000000000005">
            <text:p>−64.62</text:p>
          </table:table-cell>
          <table:table-cell table:style-name="ACE-0" office:value-type="float" office:value="18.93">
            <text:p>18.93</text:p>
          </table:table-cell>
          <table:table-cell table:style-name="ACE-0" office:value-type="float" office:value="18.93">
            <text:p>18.93</text:p>
          </table:table-cell>
          <table:table-cell table:style-name="ACE-0" office:value-type="string">
            <text:p>ChappellEtal1996,Chappell2002,deGelderEtal202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U10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37800">
            <text:p>378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.159999999999997">
            <text:p>−59.16</text:p>
          </table:table-cell>
          <table:table-cell table:style-name="ACE-0" office:value-type="float" office:value="7.2999999999999998">
            <text:p>7.3</text:p>
          </table:table-cell>
          <table:table-cell table:style-name="ACE-0" office:value-type="float" office:value="7.2999999999999998">
            <text:p>7.3</text:p>
          </table:table-cell>
          <table:table-cell table:style-name="ACE-0" office:value-type="string">
            <text:p>ChappellEtal1996,Chappell2002,deGelderEtal202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U14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34800">
            <text:p>348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.159999999999997">
            <text:p>−59.16</text:p>
          </table:table-cell>
          <table:table-cell table:style-name="ACE-0" office:value-type="float" office:value="7.2999999999999998">
            <text:p>7.3</text:p>
          </table:table-cell>
          <table:table-cell table:style-name="ACE-0" office:value-type="float" office:value="7.2999999999999998">
            <text:p>7.3</text:p>
          </table:table-cell>
          <table:table-cell table:style-name="ACE-0" office:value-type="string">
            <text:p>ChappellEtal1996,Chappell2002,deGelderEtal202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U9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42100">
            <text:p>4210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.159999999999997">
            <text:p>−59.16</text:p>
          </table:table-cell>
          <table:table-cell table:style-name="ACE-0" office:value-type="float" office:value="7.2999999999999998">
            <text:p>7.3</text:p>
          </table:table-cell>
          <table:table-cell table:style-name="ACE-0" office:value-type="float" office:value="7.2999999999999998">
            <text:p>7.3</text:p>
          </table:table-cell>
          <table:table-cell table:style-name="ACE-0" office:value-type="string">
            <text:p>ChappellEtal1996,Chappell2002,deGelderEtal202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Terrace_T4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43050">
            <text:p>43050</text:p>
          </table:table-cell>
          <table:table-cell table:style-name="ACE-0" office:value-type="float" office:value="1560">
            <text:p>1560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6.210000000000001">
            <text:p>−56.21</text:p>
          </table:table-cell>
          <table:table-cell table:style-name="ACE-0" office:value-type="float" office:value="4.54">
            <text:p>4.54</text:p>
          </table:table-cell>
          <table:table-cell table:style-name="ACE-0" office:value-type="float" office:value="4.54">
            <text:p>4.54</text:p>
          </table:table-cell>
          <table:table-cell table:style-name="ACE-0" office:value-type="string">
            <text:p>ChappellEtal1996,Chappell2002,deGelderEtal2022</text:p>
          </table:table-cell>
          <table:table-cell table:style-name="ACE-0" office:value-type="string">
            <text:p>Age taken from De Gelder et al table.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U10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43900">
            <text:p>4390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4.07">
            <text:p>−44.07</text:p>
          </table:table-cell>
          <table:table-cell table:style-name="ACE-0" office:value-type="float" office:value="2.9199999999999999">
            <text:p>2.92</text:p>
          </table:table-cell>
          <table:table-cell table:style-name="ACE-0" office:value-type="float" office:value="2.9199999999999999">
            <text:p>2.92</text:p>
          </table:table-cell>
          <table:table-cell table:style-name="ACE-0" office:value-type="string">
            <text:p>ChappellEtal1996,Chappell2002,deGelderEtal202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34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44500">
            <text:p>4450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4.07">
            <text:p>−44.07</text:p>
          </table:table-cell>
          <table:table-cell table:style-name="ACE-0" office:value-type="float" office:value="2.9199999999999999">
            <text:p>2.92</text:p>
          </table:table-cell>
          <table:table-cell table:style-name="ACE-0" office:value-type="float" office:value="2.9199999999999999">
            <text:p>2.92</text:p>
          </table:table-cell>
          <table:table-cell table:style-name="ACE-0" office:value-type="string">
            <text:p>ChappellEtal1996,Chappell2002,deGelderEtal202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9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54600">
            <text:p>5460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5.880000000000003">
            <text:p>−45.88</text:p>
          </table:table-cell>
          <table:table-cell table:style-name="ACE-0" office:value-type="float" office:value="3.1499999999999999">
            <text:p>3.15</text:p>
          </table:table-cell>
          <table:table-cell table:style-name="ACE-0" office:value-type="float" office:value="3.1499999999999999">
            <text:p>3.15</text:p>
          </table:table-cell>
          <table:table-cell table:style-name="ACE-0" office:value-type="string">
            <text:p>ChappellEtal1996,Chappell2002,deGelderEtal202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4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51200">
            <text:p>5120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4.520000000000003">
            <text:p>−44.52</text:p>
          </table:table-cell>
          <table:table-cell table:style-name="ACE-0" office:value-type="float" office:value="2.8599999999999999">
            <text:p>2.86</text:p>
          </table:table-cell>
          <table:table-cell table:style-name="ACE-0" office:value-type="float" office:value="2.8599999999999999">
            <text:p>2.86</text:p>
          </table:table-cell>
          <table:table-cell table:style-name="ACE-0" office:value-type="string">
            <text:p>ChappellEtal1996,Chappell2002,deGelderEtal202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3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51800">
            <text:p>5180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4.520000000000003">
            <text:p>−44.52</text:p>
          </table:table-cell>
          <table:table-cell table:style-name="ACE-0" office:value-type="float" office:value="2.8599999999999999">
            <text:p>2.86</text:p>
          </table:table-cell>
          <table:table-cell table:style-name="ACE-0" office:value-type="float" office:value="2.8599999999999999">
            <text:p>2.86</text:p>
          </table:table-cell>
          <table:table-cell table:style-name="ACE-0" office:value-type="string">
            <text:p>ChappellEtal1996,Chappell2002,deGelderEtal202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1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61400">
            <text:p>614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-45.340000000000003">
            <text:p>−45.3</text:p>
          </table:table-cell>
          <table:table-cell table:style-name="ACE-0" office:value-type="float" office:value="3.1600000000000001">
            <text:p>3.16</text:p>
          </table:table-cell>
          <table:table-cell table:style-name="ACE-0" office:value-type="float" office:value="3.1600000000000001">
            <text:p>3.16</text:p>
          </table:table-cell>
          <table:table-cell table:style-name="ACE-0" office:value-type="string">
            <text:p>ChappellEtal1996,Chappell2002,deGelderEtal2022</text:p>
          </table:table-cell>
          <table:table-cell table:number-columns-repeated="240" table:style-name="ACE-0"/>
        </table:table-row>
        <table:table-row table:style-name="AROW-0" table:number-rows-repeated="10">
          <table:table-cell table:number-columns-repeated="3" table:style-name="ACE-0"/>
          <table:table-cell table:number-columns-repeated="2" table:style-name="ACE-2"/>
          <table:table-cell table:number-columns-repeated="7" table:style-name="ACE-0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5" table:style-name="ACE-0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5" table:style-name="ACE-0"/>
          <table:table-cell table:style-name="ACE-4"/>
          <table:table-cell table:number-columns-repeated="243" table:style-name="ACE-0"/>
        </table:table-row>
        <table:table-row table:style-name="AROW-0" table:number-rows-repeated="3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5" table:style-name="ACE-0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0" table:number-rows-repeated="11">
          <table:table-cell table:number-columns-repeated="5" table:style-name="ACE-0"/>
          <table:table-cell table:number-columns-repeated="2" table:style-name="ACE-3"/>
          <table:table-cell table:number-columns-repeated="5" table:style-name="ACE-0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5" table:style-name="ACE-0"/>
          <table:table-cell table:style-name="ACE-4"/>
          <table:table-cell table:number-columns-repeated="243" table:style-name="ACE-0"/>
        </table:table-row>
        <table:table-row table:style-name="AROW-0">
          <table:table-cell table:number-columns-repeated="12" table:style-name="ACE-0"/>
          <table:table-cell table:style-name="ACE-4"/>
          <table:table-cell table:number-columns-repeated="243" table:style-name="ACE-0"/>
        </table:table-row>
        <table:table-row table:style-name="AROW-0" table:number-rows-repeated="16">
          <table:table-cell table:number-columns-repeated="256" table:style-name="ACE-0"/>
        </table:table-row>
        <table:table-row table:style-name="AROW-0" table:number-rows-repeated="1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1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6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65206">
          <table:table-cell table:number-columns-repeated="256"/>
        </table:table-row>
        <table:table-row table:style-name="AROW-0" table:number-rows-repeated="16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6" gnm:cursor-row="6">
          <gnm:selection gnm:start-col="16" gnm:start-row="6" gnm:end-col="16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88pt" style:use-optimal-column-width="true"/>
    </style:default-style>
    <style:default-style style:family="table-row">
      <style:table-row-properties style:row-height="12.815999999999999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03-22T02:45:34Z</dc:date>
    <meta:creation-date>2019-03-27T13:55:37Z</meta:creation-date>
    <meta:editing-cycles>2</meta:editing-cycles>
    <meta:editing-duration>PT16M</meta:editing-duration>
    <meta:generator>gnumeric/1.12.46</meta:generator>
  </office:meta>
</office:document-meta>
</file>